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40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40">
      <style:table-cell-properties fo:background-color="#fff5ce" style:text-align-source="fix" style:repeat-content="fals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color="#2e3436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3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Start time</text:p>
          </table:table-cell>
          <table:table-cell table:style-name="ce13" office:value-type="string" calcext:value-type="string">
            <text:p>End Time</text:p>
          </table:table-cell>
          <table:table-cell table:style-name="ce10" office:value-type="string" calcext:value-type="string">
            <text:p>Lunch Start</text:p>
          </table:table-cell>
          <table:table-cell table:style-name="ce10" office:value-type="string" calcext:value-type="string">
            <text:p>Lunch End</text:p>
          </table:table-cell>
          <table:table-cell table:style-name="ce10" office:value-type="string" calcext:value-type="string">
            <text:p>Dinner Start</text:p>
          </table:table-cell>
          <table:table-cell table:style-name="ce10" office:value-type="string" calcext:value-type="string">
            <text:p>Dinner End</text:p>
          </table:table-cell>
          <table:table-cell table:style-name="ce13" office:value-type="string" calcext:value-type="string">
            <text:p>RT</text:p>
          </table:table-cell>
          <table:table-cell table:style-name="ce13" office:value-type="string" calcext:value-type="string">
            <text:p>OT</text:p>
          </table:table-cell>
          <table:table-cell table:style-name="ce10" office:value-type="string" calcext:value-type="string">
            <text:p>DT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RT (MYR)</text:p>
          </table:table-cell>
          <table:table-cell table:style-name="ce10" office:value-type="string" calcext:value-type="string">
            <text:p>OT (MYR)</text:p>
          </table:table-cell>
          <table:table-cell table:style-name="ce10" office:value-type="string" calcext:value-type="string">
            <text:p>DT (MYR)</text:p>
          </table:table-cell>
          <table:table-cell table:style-name="ce10" office:value-type="string" calcext:value-type="string">
            <text:p>Total (MYR)</text:p>
          </table:table-cell>
        </table:table-row>
        <table:table-row table:style-name="ro2">
          <table:table-cell table:style-name="ce2" office:value-type="date" office:date-value="2021-01-01" calcext:value-type="date">
            <text:p>01 Jan</text:p>
          </table:table-cell>
          <table:table-cell table:style-name="ce14" office:value-type="time" office:time-value="PT08H00M00S" calcext:value-type="time">
            <text:p>08:00</text:p>
          </table:table-cell>
          <table:table-cell table:style-name="ce14" office:value-type="time" office:time-value="PT17H00M00S" calcext:value-type="time">
            <text:p>17:00</text:p>
          </table:table-cell>
          <table:table-cell table:style-name="ce5" office:value-type="time" office:time-value="PT12H00M00S" calcext:value-type="time">
            <text:p>12:00</text:p>
          </table:table-cell>
          <table:table-cell table:style-name="ce5" office:value-type="time" office:time-value="PT13H00M00S" calcext:value-type="time">
            <text:p>13:00</text:p>
          </table:table-cell>
          <table:table-cell table:number-columns-repeated="2" table:style-name="ce14" office:value-type="time" office:time-value="PT00H00M00S" calcext:value-type="time">
            <text:p>00:00</text:p>
          </table:table-cell>
          <table:table-cell table:style-name="ce6" table:formula="of:=IF([.C2]&lt;[.B2];[.C2]+24/24-[.B2];[.C2]-[.B2])-([.I2]+[.J2])-(IF([.E2]&gt;=8/24;IF([.E2]&lt;=17/24;[.E2];0))-IF([.D2]&gt;8/24;IF([.D2]&lt;17/24;[.D2];0)))-(IF([.G2]&gt;=8/24;IF([.G2]&lt;=17/24;[.G2];0))-IF([.F2]&gt;8/24;IF([.F2]&lt;17/24;[.F2];0)))-(IF([.E2]&gt;=17/24;IF([.E2]&lt;=24/24;[.E2];0))-IF([.D2]&gt;=17/24;IF([.D2]&lt;=24/24;[.D2];0)))-(IF([.G2]&gt;=17/24;IF([.G2]&lt;=24/24;[.G2];0))-IF([.F2]&gt;=17/24;IF([.F2]&lt;=24/24;[.F2];0)))-(IF([.E2]&lt;=8/24;IF([.E2]&lt;=24/24;[.E2];0))-IF([.D2]&lt;=8/24;IF([.D2]&lt;=24/24;[.D2];0)))-(IF([.G2]&lt;=8/24;IF([.G2]&lt;=24/24;[.G2];0))-IF([.F2]&lt;=8/24;IF([.F2]&lt;=24/24;[.F2];0)))" office:value-type="time" office:time-value="PT08H00M00S" calcext:value-type="time">
            <text:p>08:00</text:p>
          </table:table-cell>
          <table:table-cell table:style-name="ce5" table:formula="of:=IF([.B2]&gt;17/24;24/24-[.B2];IF([.C2]&gt;17/24;[.C2]-17/24;IF([.C2]&lt;8/24;IF([.B2]&lt;[.C2];0;24/24-17/24))))-(IF([.E2]&gt;=17/24;IF([.E2]&lt;=24/24;[.E2];0))-IF([.D2]&gt;=17/24;IF([.D2]&lt;=24/24;[.D2];0)))-(IF([.G2]&gt;=17/24;IF([.G2]&lt;=24/24;[.G2];0))-IF([.F2]&gt;=17/24;IF([.F2]&lt;=24/24;[.F2];0)))" office:value-type="time" office:time-value="PT00H00M00S" calcext:value-type="time">
            <text:p>00:00</text:p>
          </table:table-cell>
          <table:table-cell table:style-name="ce6" table:formula="of:=IF([.B2]&lt;8/24;8/24-[.B2])+IF([.C2]&lt;8/24;[.C2];0)+IF([.B2]&gt;[.C2];IF([.C2]&gt;8/24;8/24))-(IF([.E2]&lt;=8/24;IF([.E2]&lt;=24/24;[.E2];0))-IF([.D2]&lt;=8/24;IF([.D2]&lt;=24/24;[.D2];0)))-(IF([.G2]&lt;=8/24;IF([.G2]&lt;=24/24;[.G2];0))-IF([.F2]&lt;=8/24;IF([.F2]&lt;=24/24;[.F2];0)))" office:value-type="time" office:time-value="PT00H00M00S" calcext:value-type="time">
            <text:p>00:00</text:p>
          </table:table-cell>
          <table:table-cell table:style-name="ce14" table:formula="of:=IF([.C2]&lt;[.B2];[.C2]+24/24-[.B2];[.C2]-[.B2])-([.E2]-[.D2])-([.G2]-[.F2])" office:value-type="time" office:time-value="PT08H00M00S" calcext:value-type="time">
            <text:p>08:00</text:p>
          </table:table-cell>
          <table:table-cell table:style-name="ce17" table:formula="of:=([.H2]*24)*32" office:value-type="currency" office:currency="MYR" office:value="256" calcext:value-type="currency">
            <text:p>RM256.00</text:p>
          </table:table-cell>
          <table:table-cell table:style-name="ce18" table:formula="of:=([.I2]*24)*(32*1.5)" office:value-type="currency" office:currency="MYR" office:value="0" calcext:value-type="currency">
            <text:p>RM0.00</text:p>
          </table:table-cell>
          <table:table-cell table:style-name="ce18" table:formula="of:=([.J2]*24)*(32*2)" office:value-type="currency" office:currency="MYR" office:value="0" calcext:value-type="currency">
            <text:p>RM0.00</text:p>
          </table:table-cell>
          <table:table-cell table:style-name="ce19" table:formula="of:=SUM([.L2:.N2])" office:value-type="currency" office:currency="MYR" office:value="256" calcext:value-type="currency">
            <text:p>RM256.00</text:p>
          </table:table-cell>
        </table:table-row>
        <table:table-row table:style-name="ro2">
          <table:table-cell table:style-name="ce2" office:value-type="date" office:date-value="2021-01-01" calcext:value-type="date">
            <text:p>01 Jan</text:p>
          </table:table-cell>
          <table:table-cell table:style-name="ce14" office:value-type="time" office:time-value="PT08H00M00S" calcext:value-type="time">
            <text:p>08:00</text:p>
          </table:table-cell>
          <table:table-cell table:style-name="ce14" office:value-type="time" office:time-value="PT04H00M00S" calcext:value-type="time">
            <text:p>04:00</text:p>
          </table:table-cell>
          <table:table-cell table:style-name="ce5" office:value-type="time" office:time-value="PT36H00M00S" calcext:value-type="time">
            <text:p>12:00</text:p>
          </table:table-cell>
          <table:table-cell table:style-name="ce5" office:value-type="time" office:time-value="PT37H00M00S" calcext:value-type="time">
            <text:p>13:00</text:p>
          </table:table-cell>
          <table:table-cell table:style-name="ce14" office:value-type="time" office:time-value="PT19H00M00S" calcext:value-type="time">
            <text:p>19:00</text:p>
          </table:table-cell>
          <table:table-cell table:style-name="ce14" office:value-type="time" office:time-value="PT20H00M00S" calcext:value-type="time">
            <text:p>20:00</text:p>
          </table:table-cell>
          <table:table-cell table:style-name="ce6" table:formula="of:=IF([.C3]&lt;[.B3];[.C3]+24/24-[.B3];[.C3]-[.B3])-([.I3]+[.J3])-(IF([.E3]&gt;=8/24;IF([.E3]&lt;=17/24;[.E3];0))-IF([.D3]&gt;8/24;IF([.D3]&lt;17/24;[.D3];0)))-(IF([.G3]&gt;=8/24;IF([.G3]&lt;=17/24;[.G3];0))-IF([.F3]&gt;8/24;IF([.F3]&lt;17/24;[.F3];0)))-(IF([.E3]&gt;=17/24;IF([.E3]&lt;=24/24;[.E3];0))-IF([.D3]&gt;=17/24;IF([.D3]&lt;=24/24;[.D3];0)))-(IF([.G3]&gt;=17/24;IF([.G3]&lt;=24/24;[.G3];0))-IF([.F3]&gt;=17/24;IF([.F3]&lt;=24/24;[.F3];0)))-(IF([.E3]&lt;=8/24;IF([.E3]&lt;=24/24;[.E3];0))-IF([.D3]&lt;=8/24;IF([.D3]&lt;=24/24;[.D3];0)))-(IF([.G3]&lt;=8/24;IF([.G3]&lt;=24/24;[.G3];0))-IF([.F3]&lt;=8/24;IF([.F3]&lt;=24/24;[.F3];0)))" office:value-type="time" office:time-value="PT09H00M00S" calcext:value-type="time">
            <text:p>09:00</text:p>
          </table:table-cell>
          <table:table-cell table:style-name="ce5" table:formula="of:=IF([.B3]&gt;17/24;24/24-[.B3];IF([.C3]&gt;17/24;[.C3]-17/24;IF([.C3]&lt;8/24;IF([.B3]&lt;[.C3];0;24/24-17/24))))-(IF([.E3]&gt;=17/24;IF([.E3]&lt;=24/24;[.E3];0))-IF([.D3]&gt;=17/24;IF([.D3]&lt;=24/24;[.D3];0)))-(IF([.G3]&gt;=17/24;IF([.G3]&lt;=24/24;[.G3];0))-IF([.F3]&gt;=17/24;IF([.F3]&lt;=24/24;[.F3];0)))" office:value-type="time" office:time-value="PT06H00M00S" calcext:value-type="time">
            <text:p>06:00</text:p>
          </table:table-cell>
          <table:table-cell table:style-name="ce6" table:formula="of:=IF([.B3]&lt;8/24;8/24-[.B3])+IF([.C3]&lt;8/24;[.C3];0)+IF([.B3]&gt;[.C3];IF([.C3]&gt;8/24;8/24))-(IF([.E3]&lt;=8/24;IF([.E3]&lt;=24/24;[.E3];0))-IF([.D3]&lt;=8/24;IF([.D3]&lt;=24/24;[.D3];0)))-(IF([.G3]&lt;=8/24;IF([.G3]&lt;=24/24;[.G3];0))-IF([.F3]&lt;=8/24;IF([.F3]&lt;=24/24;[.F3];0)))" office:value-type="time" office:time-value="PT04H00M00S" calcext:value-type="time">
            <text:p>04:00</text:p>
          </table:table-cell>
          <table:table-cell table:style-name="ce14" table:formula="of:=IF([.C3]&lt;[.B3];[.C3]+24/24-[.B3];[.C3]-[.B3])-([.E3]-[.D3])-([.G3]-[.F3])" office:value-type="time" office:time-value="PT18H00M00S" calcext:value-type="time">
            <text:p>18:00</text:p>
          </table:table-cell>
          <table:table-cell table:style-name="ce17" table:formula="of:=([.H3]*24)*32" office:value-type="currency" office:currency="MYR" office:value="288" calcext:value-type="currency">
            <text:p>RM288.00</text:p>
          </table:table-cell>
          <table:table-cell table:style-name="ce18" table:formula="of:=([.I3]*24)*(32*1.5)" office:value-type="currency" office:currency="MYR" office:value="288" calcext:value-type="currency">
            <text:p>RM288.00</text:p>
          </table:table-cell>
          <table:table-cell table:style-name="ce18" table:formula="of:=([.J3]*24)*(32*2)" office:value-type="currency" office:currency="MYR" office:value="256" calcext:value-type="currency">
            <text:p>RM256.00</text:p>
          </table:table-cell>
          <table:table-cell table:style-name="ce19" table:formula="of:=SUM([.L3:.N3])" office:value-type="currency" office:currency="MYR" office:value="832" calcext:value-type="currency">
            <text:p>RM832.00</text:p>
          </table:table-cell>
        </table:table-row>
        <table:table-row table:style-name="ro2">
          <table:table-cell table:style-name="ce2" office:value-type="date" office:date-value="2021-01-01" calcext:value-type="date">
            <text:p>01 Jan</text:p>
          </table:table-cell>
          <table:table-cell table:style-name="ce14" office:value-type="time" office:time-value="PT01H00M00S" calcext:value-type="time">
            <text:p>01:00</text:p>
          </table:table-cell>
          <table:table-cell table:style-name="ce14" office:value-type="time" office:time-value="PT00H00M00S" calcext:value-type="time">
            <text:p>00:00</text:p>
          </table:table-cell>
          <table:table-cell table:style-name="ce5" office:value-type="time" office:time-value="PT13H00M00S" calcext:value-type="time">
            <text:p>13:00</text:p>
          </table:table-cell>
          <table:table-cell table:style-name="ce5" office:value-type="time" office:time-value="PT14H00M00S" calcext:value-type="time">
            <text:p>14:00</text:p>
          </table:table-cell>
          <table:table-cell table:style-name="ce14" office:value-type="time" office:time-value="PT20H00M00S" calcext:value-type="time">
            <text:p>20:00</text:p>
          </table:table-cell>
          <table:table-cell table:style-name="ce14" office:value-type="time" office:time-value="PT21H00M00S" calcext:value-type="time">
            <text:p>21:00</text:p>
          </table:table-cell>
          <table:table-cell table:style-name="ce6" table:formula="of:=IF([.C4]&lt;[.B4];[.C4]+24/24-[.B4];[.C4]-[.B4])-([.I4]+[.J4])-(IF([.E4]&gt;=8/24;IF([.E4]&lt;=17/24;[.E4];0))-IF([.D4]&gt;8/24;IF([.D4]&lt;17/24;[.D4];0)))-(IF([.G4]&gt;=8/24;IF([.G4]&lt;=17/24;[.G4];0))-IF([.F4]&gt;8/24;IF([.F4]&lt;17/24;[.F4];0)))-(IF([.E4]&gt;=17/24;IF([.E4]&lt;=24/24;[.E4];0))-IF([.D4]&gt;=17/24;IF([.D4]&lt;=24/24;[.D4];0)))-(IF([.G4]&gt;=17/24;IF([.G4]&lt;=24/24;[.G4];0))-IF([.F4]&gt;=17/24;IF([.F4]&lt;=24/24;[.F4];0)))-(IF([.E4]&lt;=8/24;IF([.E4]&lt;=24/24;[.E4];0))-IF([.D4]&lt;=8/24;IF([.D4]&lt;=24/24;[.D4];0)))-(IF([.G4]&lt;=8/24;IF([.G4]&lt;=24/24;[.G4];0))-IF([.F4]&lt;=8/24;IF([.F4]&lt;=24/24;[.F4];0)))" office:value-type="time" office:time-value="PT08H00M00S" calcext:value-type="time">
            <text:p>08:00</text:p>
          </table:table-cell>
          <table:table-cell table:style-name="ce5" table:formula="of:=IF([.B4]&gt;17/24;24/24-[.B4];IF([.C4]&gt;17/24;[.C4]-17/24;IF([.C4]&lt;8/24;IF([.B4]&lt;[.C4];0;24/24-17/24))))-(IF([.E4]&gt;=17/24;IF([.E4]&lt;=24/24;[.E4];0))-IF([.D4]&gt;=17/24;IF([.D4]&lt;=24/24;[.D4];0)))-(IF([.G4]&gt;=17/24;IF([.G4]&lt;=24/24;[.G4];0))-IF([.F4]&gt;=17/24;IF([.F4]&lt;=24/24;[.F4];0)))" office:value-type="time" office:time-value="PT06H00M00S" calcext:value-type="time">
            <text:p>06:00</text:p>
          </table:table-cell>
          <table:table-cell table:style-name="ce6" table:formula="of:=IF([.B4]&lt;8/24;8/24-[.B4])+IF([.C4]&lt;8/24;[.C4];0)+IF([.B4]&gt;[.C4];IF([.C4]&gt;8/24;8/24))-(IF([.E4]&lt;=8/24;IF([.E4]&lt;=24/24;[.E4];0))-IF([.D4]&lt;=8/24;IF([.D4]&lt;=24/24;[.D4];0)))-(IF([.G4]&lt;=8/24;IF([.G4]&lt;=24/24;[.G4];0))-IF([.F4]&lt;=8/24;IF([.F4]&lt;=24/24;[.F4];0)))" office:value-type="time" office:time-value="PT07H00M00S" calcext:value-type="time">
            <text:p>07:00</text:p>
          </table:table-cell>
          <table:table-cell table:style-name="ce14" table:formula="of:=IF([.C4]&lt;[.B4];[.C4]+24/24-[.B4];[.C4]-[.B4])-([.E4]-[.D4])-([.G4]-[.F4])" office:value-type="time" office:time-value="PT21H00M00S" calcext:value-type="time">
            <text:p>21:00</text:p>
          </table:table-cell>
          <table:table-cell table:style-name="ce17" table:formula="of:=([.H4]*24)*32" office:value-type="currency" office:currency="MYR" office:value="256" calcext:value-type="currency">
            <text:p>RM256.00</text:p>
          </table:table-cell>
          <table:table-cell table:style-name="ce18" table:formula="of:=([.I4]*24)*(32*1.5)" office:value-type="currency" office:currency="MYR" office:value="288" calcext:value-type="currency">
            <text:p>RM288.00</text:p>
          </table:table-cell>
          <table:table-cell table:style-name="ce18" table:formula="of:=([.J4]*24)*(32*2)" office:value-type="currency" office:currency="MYR" office:value="448" calcext:value-type="currency">
            <text:p>RM448.00</text:p>
          </table:table-cell>
          <table:table-cell table:style-name="ce19" table:formula="of:=SUM([.L4:.N4])" office:value-type="currency" office:currency="MYR" office:value="992" calcext:value-type="currency">
            <text:p>RM992.00</text:p>
          </table:table-cell>
        </table:table-row>
        <table:table-row table:style-name="ro2">
          <table:table-cell table:style-name="ce2" office:value-type="date" office:date-value="2021-01-01" calcext:value-type="date">
            <text:p>01 Jan</text:p>
          </table:table-cell>
          <table:table-cell table:style-name="ce14" office:value-type="time" office:time-value="PT23H00M00S" calcext:value-type="time">
            <text:p>23:00</text:p>
          </table:table-cell>
          <table:table-cell table:style-name="ce14" office:value-type="time" office:time-value="PT05H00M00S" calcext:value-type="time">
            <text:p>05:00</text:p>
          </table:table-cell>
          <table:table-cell table:style-name="ce5" table:number-columns-repeated="2"/>
          <table:table-cell table:style-name="ce14" table:number-columns-repeated="2"/>
          <table:table-cell table:style-name="ce6" table:formula="of:=IF([.C5]&lt;[.B5];[.C5]+24/24-[.B5];[.C5]-[.B5])-([.I5]+[.J5])-(IF([.E5]&gt;=8/24;IF([.E5]&lt;=17/24;[.E5];0))-IF([.D5]&gt;8/24;IF([.D5]&lt;17/24;[.D5];0)))-(IF([.G5]&gt;=8/24;IF([.G5]&lt;=17/24;[.G5];0))-IF([.F5]&gt;8/24;IF([.F5]&lt;17/24;[.F5];0)))-(IF([.E5]&gt;=17/24;IF([.E5]&lt;=24/24;[.E5];0))-IF([.D5]&gt;=17/24;IF([.D5]&lt;=24/24;[.D5];0)))-(IF([.G5]&gt;=17/24;IF([.G5]&lt;=24/24;[.G5];0))-IF([.F5]&gt;=17/24;IF([.F5]&lt;=24/24;[.F5];0)))-(IF([.E5]&lt;=8/24;IF([.E5]&lt;=24/24;[.E5];0))-IF([.D5]&lt;=8/24;IF([.D5]&lt;=24/24;[.D5];0)))-(IF([.G5]&lt;=8/24;IF([.G5]&lt;=24/24;[.G5];0))-IF([.F5]&lt;=8/24;IF([.F5]&lt;=24/24;[.F5];0)))" office:value-type="time" office:time-value="PT00H00M00S" calcext:value-type="time">
            <text:p>00:00</text:p>
          </table:table-cell>
          <table:table-cell table:style-name="ce5" table:formula="of:=IF([.B5]&gt;17/24;24/24-[.B5];IF([.C5]&gt;17/24;[.C5]-17/24;IF([.C5]&lt;8/24;IF([.B5]&lt;[.C5];0;24/24-17/24))))-(IF([.E5]&gt;=17/24;IF([.E5]&lt;=24/24;[.E5];0))-IF([.D5]&gt;=17/24;IF([.D5]&lt;=24/24;[.D5];0)))-(IF([.G5]&gt;=17/24;IF([.G5]&lt;=24/24;[.G5];0))-IF([.F5]&gt;=17/24;IF([.F5]&lt;=24/24;[.F5];0)))" office:value-type="time" office:time-value="PT01H00M00S" calcext:value-type="time">
            <text:p>01:00</text:p>
          </table:table-cell>
          <table:table-cell table:style-name="ce6" table:formula="of:=IF([.B5]&lt;8/24;8/24-[.B5])+IF([.C5]&lt;8/24;[.C5];0)+IF([.B5]&gt;[.C5];IF([.C5]&gt;8/24;8/24))-(IF([.E5]&lt;=8/24;IF([.E5]&lt;=24/24;[.E5];0))-IF([.D5]&lt;=8/24;IF([.D5]&lt;=24/24;[.D5];0)))-(IF([.G5]&lt;=8/24;IF([.G5]&lt;=24/24;[.G5];0))-IF([.F5]&lt;=8/24;IF([.F5]&lt;=24/24;[.F5];0)))" office:value-type="time" office:time-value="PT05H00M00S" calcext:value-type="time">
            <text:p>05:00</text:p>
          </table:table-cell>
          <table:table-cell table:style-name="ce14" table:formula="of:=IF([.C5]&lt;[.B5];[.C5]+24/24-[.B5];[.C5]-[.B5])-([.E5]-[.D5])-([.G5]-[.F5])" office:value-type="time" office:time-value="PT06H00M00S" calcext:value-type="time">
            <text:p>06:00</text:p>
          </table:table-cell>
          <table:table-cell table:style-name="ce17" table:formula="of:=([.H5]*24)*32" office:value-type="currency" office:currency="MYR" office:value="0" calcext:value-type="currency">
            <text:p>RM0.00</text:p>
          </table:table-cell>
          <table:table-cell table:style-name="ce18" table:formula="of:=([.I5]*24)*(32*1.5)" office:value-type="currency" office:currency="MYR" office:value="48" calcext:value-type="currency">
            <text:p>RM48.00</text:p>
          </table:table-cell>
          <table:table-cell table:style-name="ce18" table:formula="of:=([.J5]*24)*(32*2)" office:value-type="currency" office:currency="MYR" office:value="320" calcext:value-type="currency">
            <text:p>RM320.00</text:p>
          </table:table-cell>
          <table:table-cell table:style-name="ce19" table:formula="of:=SUM([.L5:.N5])" office:value-type="currency" office:currency="MYR" office:value="368" calcext:value-type="currency">
            <text:p>RM368.00</text:p>
          </table:table-cell>
        </table:table-row>
        <table:table-row table:style-name="ro2">
          <table:table-cell table:style-name="ce2" office:value-type="date" office:date-value="2021-01-01" calcext:value-type="date">
            <text:p>01 Jan</text:p>
          </table:table-cell>
          <table:table-cell table:style-name="ce14" office:value-type="time" office:time-value="PT10H00M00S" calcext:value-type="time">
            <text:p>10:00</text:p>
          </table:table-cell>
          <table:table-cell table:style-name="ce14" office:value-type="time" office:time-value="PT13H00M00S" calcext:value-type="time">
            <text:p>13:00</text:p>
          </table:table-cell>
          <table:table-cell table:style-name="ce5" table:number-columns-repeated="2"/>
          <table:table-cell table:style-name="ce14" table:number-columns-repeated="2"/>
          <table:table-cell table:style-name="ce6" table:formula="of:=IF([.C6]&lt;[.B6];[.C6]+24/24-[.B6];[.C6]-[.B6])-([.I6]+[.J6])-(IF([.E6]&gt;=8/24;IF([.E6]&lt;=17/24;[.E6];0))-IF([.D6]&gt;8/24;IF([.D6]&lt;17/24;[.D6];0)))-(IF([.G6]&gt;=8/24;IF([.G6]&lt;=17/24;[.G6];0))-IF([.F6]&gt;8/24;IF([.F6]&lt;17/24;[.F6];0)))-(IF([.E6]&gt;=17/24;IF([.E6]&lt;=24/24;[.E6];0))-IF([.D6]&gt;=17/24;IF([.D6]&lt;=24/24;[.D6];0)))-(IF([.G6]&gt;=17/24;IF([.G6]&lt;=24/24;[.G6];0))-IF([.F6]&gt;=17/24;IF([.F6]&lt;=24/24;[.F6];0)))-(IF([.E6]&lt;=8/24;IF([.E6]&lt;=24/24;[.E6];0))-IF([.D6]&lt;=8/24;IF([.D6]&lt;=24/24;[.D6];0)))-(IF([.G6]&lt;=8/24;IF([.G6]&lt;=24/24;[.G6];0))-IF([.F6]&lt;=8/24;IF([.F6]&lt;=24/24;[.F6];0)))" office:value-type="time" office:time-value="PT03H00M00S" calcext:value-type="time">
            <text:p>03:00</text:p>
          </table:table-cell>
          <table:table-cell table:style-name="ce5" table:formula="of:=IF([.B6]&gt;17/24;24/24-[.B6];IF([.C6]&gt;17/24;[.C6]-17/24;IF([.C6]&lt;8/24;IF([.B6]&lt;[.C6];0;24/24-17/24))))-(IF([.E6]&gt;=17/24;IF([.E6]&lt;=24/24;[.E6];0))-IF([.D6]&gt;=17/24;IF([.D6]&lt;=24/24;[.D6];0)))-(IF([.G6]&gt;=17/24;IF([.G6]&lt;=24/24;[.G6];0))-IF([.F6]&gt;=17/24;IF([.F6]&lt;=24/24;[.F6];0)))" office:value-type="time" office:time-value="PT00H00M00S" calcext:value-type="time">
            <text:p>00:00</text:p>
          </table:table-cell>
          <table:table-cell table:style-name="ce6" table:formula="of:=IF([.B6]&lt;8/24;8/24-[.B6])+IF([.C6]&lt;8/24;[.C6];0)+IF([.B6]&gt;[.C6];IF([.C6]&gt;8/24;8/24))-(IF([.E6]&lt;=8/24;IF([.E6]&lt;=24/24;[.E6];0))-IF([.D6]&lt;=8/24;IF([.D6]&lt;=24/24;[.D6];0)))-(IF([.G6]&lt;=8/24;IF([.G6]&lt;=24/24;[.G6];0))-IF([.F6]&lt;=8/24;IF([.F6]&lt;=24/24;[.F6];0)))" office:value-type="time" office:time-value="PT00H00M00S" calcext:value-type="time">
            <text:p>00:00</text:p>
          </table:table-cell>
          <table:table-cell table:style-name="ce14" table:formula="of:=IF([.C6]&lt;[.B6];[.C6]+24/24-[.B6];[.C6]-[.B6])-([.E6]-[.D6])-([.G6]-[.F6])" office:value-type="time" office:time-value="PT03H00M00S" calcext:value-type="time">
            <text:p>03:00</text:p>
          </table:table-cell>
          <table:table-cell table:style-name="ce17" table:formula="of:=([.H6]*24)*32" office:value-type="currency" office:currency="MYR" office:value="96" calcext:value-type="currency">
            <text:p>RM96.00</text:p>
          </table:table-cell>
          <table:table-cell table:style-name="ce18" table:formula="of:=([.I6]*24)*(32*1.5)" office:value-type="currency" office:currency="MYR" office:value="0" calcext:value-type="currency">
            <text:p>RM0.00</text:p>
          </table:table-cell>
          <table:table-cell table:style-name="ce18" table:formula="of:=([.J6]*24)*(32*2)" office:value-type="currency" office:currency="MYR" office:value="0" calcext:value-type="currency">
            <text:p>RM0.00</text:p>
          </table:table-cell>
          <table:table-cell table:style-name="ce19" table:formula="of:=SUM([.L6:.N6])" office:value-type="currency" office:currency="MYR" office:value="96" calcext:value-type="currency">
            <text:p>RM96.00</text:p>
          </table:table-cell>
        </table:table-row>
        <table:table-row table:style-name="ro2">
          <table:table-cell table:style-name="ce2" office:value-type="date" office:date-value="2021-01-01" calcext:value-type="date">
            <text:p>01 Jan</text:p>
          </table:table-cell>
          <table:table-cell table:style-name="ce14" office:value-type="time" office:time-value="PT15H00M00S" calcext:value-type="time">
            <text:p>15:00</text:p>
          </table:table-cell>
          <table:table-cell table:style-name="ce14" office:value-type="time" office:time-value="PT23H00M00S" calcext:value-type="time">
            <text:p>23:00</text:p>
          </table:table-cell>
          <table:table-cell table:number-columns-repeated="2" table:style-name="ce5" office:value-type="time" office:time-value="PT00H00M00S" calcext:value-type="time">
            <text:p>00:00</text:p>
          </table:table-cell>
          <table:table-cell table:style-name="ce14" office:value-type="time" office:time-value="PT18H00M00S" calcext:value-type="time">
            <text:p>18:00</text:p>
          </table:table-cell>
          <table:table-cell table:style-name="ce14" office:value-type="time" office:time-value="PT19H00M00S" calcext:value-type="time">
            <text:p>19:00</text:p>
          </table:table-cell>
          <table:table-cell table:style-name="ce6" table:formula="of:=IF([.C7]&lt;[.B7];[.C7]+24/24-[.B7];[.C7]-[.B7])-([.I7]+[.J7])-(IF([.E7]&gt;=8/24;IF([.E7]&lt;=17/24;[.E7];0))-IF([.D7]&gt;8/24;IF([.D7]&lt;17/24;[.D7];0)))-(IF([.G7]&gt;=8/24;IF([.G7]&lt;=17/24;[.G7];0))-IF([.F7]&gt;8/24;IF([.F7]&lt;17/24;[.F7];0)))-(IF([.E7]&gt;=17/24;IF([.E7]&lt;=24/24;[.E7];0))-IF([.D7]&gt;=17/24;IF([.D7]&lt;=24/24;[.D7];0)))-(IF([.G7]&gt;=17/24;IF([.G7]&lt;=24/24;[.G7];0))-IF([.F7]&gt;=17/24;IF([.F7]&lt;=24/24;[.F7];0)))-(IF([.E7]&lt;=8/24;IF([.E7]&lt;=24/24;[.E7];0))-IF([.D7]&lt;=8/24;IF([.D7]&lt;=24/24;[.D7];0)))-(IF([.G7]&lt;=8/24;IF([.G7]&lt;=24/24;[.G7];0))-IF([.F7]&lt;=8/24;IF([.F7]&lt;=24/24;[.F7];0)))" office:value-type="time" office:time-value="PT02H00M00S" calcext:value-type="time">
            <text:p>02:00</text:p>
          </table:table-cell>
          <table:table-cell table:style-name="ce5" table:formula="of:=IF([.B7]&gt;17/24;24/24-[.B7];IF([.C7]&gt;17/24;[.C7]-17/24;IF([.C7]&lt;8/24;IF([.B7]&lt;[.C7];0;24/24-17/24))))-(IF([.E7]&gt;=17/24;IF([.E7]&lt;=24/24;[.E7];0))-IF([.D7]&gt;=17/24;IF([.D7]&lt;=24/24;[.D7];0)))-(IF([.G7]&gt;=17/24;IF([.G7]&lt;=24/24;[.G7];0))-IF([.F7]&gt;=17/24;IF([.F7]&lt;=24/24;[.F7];0)))" office:value-type="time" office:time-value="PT05H00M00S" calcext:value-type="time">
            <text:p>05:00</text:p>
          </table:table-cell>
          <table:table-cell table:style-name="ce6" table:formula="of:=IF([.B7]&lt;8/24;8/24-[.B7])+IF([.C7]&lt;8/24;[.C7];0)+IF([.B7]&gt;[.C7];IF([.C7]&gt;8/24;8/24))-(IF([.E7]&lt;=8/24;IF([.E7]&lt;=24/24;[.E7];0))-IF([.D7]&lt;=8/24;IF([.D7]&lt;=24/24;[.D7];0)))-(IF([.G7]&lt;=8/24;IF([.G7]&lt;=24/24;[.G7];0))-IF([.F7]&lt;=8/24;IF([.F7]&lt;=24/24;[.F7];0)))" office:value-type="time" office:time-value="PT00H00M00S" calcext:value-type="time">
            <text:p>00:00</text:p>
          </table:table-cell>
          <table:table-cell table:style-name="ce14" table:formula="of:=IF([.C7]&lt;[.B7];[.C7]+24/24-[.B7];[.C7]-[.B7])-([.E7]-[.D7])-([.G7]-[.F7])" office:value-type="time" office:time-value="PT07H00M00S" calcext:value-type="time">
            <text:p>07:00</text:p>
          </table:table-cell>
          <table:table-cell table:style-name="ce17" table:formula="of:=([.H7]*24)*32" office:value-type="currency" office:currency="MYR" office:value="64" calcext:value-type="currency">
            <text:p>RM64.00</text:p>
          </table:table-cell>
          <table:table-cell table:style-name="ce18" table:formula="of:=([.I7]*24)*(32*1.5)" office:value-type="currency" office:currency="MYR" office:value="240" calcext:value-type="currency">
            <text:p>RM240.00</text:p>
          </table:table-cell>
          <table:table-cell table:style-name="ce18" table:formula="of:=([.J7]*24)*(32*2)" office:value-type="currency" office:currency="MYR" office:value="0" calcext:value-type="currency">
            <text:p>RM0.00</text:p>
          </table:table-cell>
          <table:table-cell table:style-name="ce19" table:formula="of:=SUM([.L7:.N7])" office:value-type="currency" office:currency="MYR" office:value="304" calcext:value-type="currency">
            <text:p>RM304.00</text:p>
          </table:table-cell>
        </table:table-row>
        <table:table-row table:style-name="ro2">
          <table:table-cell table:style-name="ce2" office:value-type="date" office:date-value="2020-01-01" calcext:value-type="date">
            <text:p>01 Jan</text:p>
          </table:table-cell>
          <table:table-cell table:style-name="ce14" office:value-type="time" office:time-value="PT08H00M00S" calcext:value-type="time">
            <text:p>08:00</text:p>
          </table:table-cell>
          <table:table-cell table:style-name="ce14" office:value-type="time" office:time-value="PT16H00M00S" calcext:value-type="time">
            <text:p>16:00</text:p>
          </table:table-cell>
          <table:table-cell table:style-name="ce5" office:value-type="time" office:time-value="PT12H00M00S" calcext:value-type="time">
            <text:p>12:00</text:p>
          </table:table-cell>
          <table:table-cell table:style-name="ce5" office:value-type="time" office:time-value="PT12H15M00S" calcext:value-type="time">
            <text:p>12:15</text:p>
          </table:table-cell>
          <table:table-cell table:style-name="ce14" table:number-columns-repeated="2"/>
          <table:table-cell table:style-name="ce6" table:formula="of:=IF([.C8]&lt;[.B8];[.C8]+24/24-[.B8];[.C8]-[.B8])-([.I8]+[.J8])-(IF([.E8]&gt;=8/24;IF([.E8]&lt;=17/24;[.E8];0))-IF([.D8]&gt;8/24;IF([.D8]&lt;17/24;[.D8];0)))-(IF([.G8]&gt;=8/24;IF([.G8]&lt;=17/24;[.G8];0))-IF([.F8]&gt;8/24;IF([.F8]&lt;17/24;[.F8];0)))-(IF([.E8]&gt;=17/24;IF([.E8]&lt;=24/24;[.E8];0))-IF([.D8]&gt;=17/24;IF([.D8]&lt;=24/24;[.D8];0)))-(IF([.G8]&gt;=17/24;IF([.G8]&lt;=24/24;[.G8];0))-IF([.F8]&gt;=17/24;IF([.F8]&lt;=24/24;[.F8];0)))-(IF([.E8]&lt;=8/24;IF([.E8]&lt;=24/24;[.E8];0))-IF([.D8]&lt;=8/24;IF([.D8]&lt;=24/24;[.D8];0)))-(IF([.G8]&lt;=8/24;IF([.G8]&lt;=24/24;[.G8];0))-IF([.F8]&lt;=8/24;IF([.F8]&lt;=24/24;[.F8];0)))" office:value-type="time" office:time-value="PT07H45M00S" calcext:value-type="time">
            <text:p>07:45</text:p>
          </table:table-cell>
          <table:table-cell table:style-name="ce5" table:formula="of:=IF([.B8]&gt;17/24;24/24-[.B8];IF([.C8]&gt;17/24;[.C8]-17/24;IF([.C8]&lt;8/24;IF([.B8]&lt;[.C8];0;24/24-17/24))))-(IF([.E8]&gt;=17/24;IF([.E8]&lt;=24/24;[.E8];0))-IF([.D8]&gt;=17/24;IF([.D8]&lt;=24/24;[.D8];0)))-(IF([.G8]&gt;=17/24;IF([.G8]&lt;=24/24;[.G8];0))-IF([.F8]&gt;=17/24;IF([.F8]&lt;=24/24;[.F8];0)))" office:value-type="time" office:time-value="PT00H00M00S" calcext:value-type="time">
            <text:p>00:00</text:p>
          </table:table-cell>
          <table:table-cell table:style-name="ce6" table:formula="of:=IF([.B8]&lt;8/24;8/24-[.B8])+IF([.C8]&lt;8/24;[.C8];0)+IF([.B8]&gt;[.C8];IF([.C8]&gt;8/24;8/24))-(IF([.E8]&lt;=8/24;IF([.E8]&lt;=24/24;[.E8];0))-IF([.D8]&lt;=8/24;IF([.D8]&lt;=24/24;[.D8];0)))-(IF([.G8]&lt;=8/24;IF([.G8]&lt;=24/24;[.G8];0))-IF([.F8]&lt;=8/24;IF([.F8]&lt;=24/24;[.F8];0)))" office:value-type="time" office:time-value="PT00H00M00S" calcext:value-type="time">
            <text:p>00:00</text:p>
          </table:table-cell>
          <table:table-cell table:style-name="ce14" table:formula="of:=IF([.C8]&lt;[.B8];[.C8]+24/24-[.B8];[.C8]-[.B8])-([.E8]-[.D8])-([.G8]-[.F8])" office:value-type="time" office:time-value="PT07H45M00S" calcext:value-type="time">
            <text:p>07:45</text:p>
          </table:table-cell>
          <table:table-cell table:style-name="ce17" table:formula="of:=([.H8]*24)*32" office:value-type="currency" office:currency="MYR" office:value="248" calcext:value-type="currency">
            <text:p>RM248.00</text:p>
          </table:table-cell>
          <table:table-cell table:style-name="ce18" table:formula="of:=([.I8]*24)*(32*1.5)" office:value-type="currency" office:currency="MYR" office:value="0" calcext:value-type="currency">
            <text:p>RM0.00</text:p>
          </table:table-cell>
          <table:table-cell table:style-name="ce18" table:formula="of:=([.J8]*24)*(32*2)" office:value-type="currency" office:currency="MYR" office:value="0" calcext:value-type="currency">
            <text:p>RM0.00</text:p>
          </table:table-cell>
          <table:table-cell table:style-name="ce19" table:formula="of:=SUM([.L8:.N8])" office:value-type="currency" office:currency="MYR" office:value="248" calcext:value-type="currency">
            <text:p>RM248.00</text:p>
          </table:table-cell>
        </table:table-row>
        <table:table-row table:style-name="ro2">
          <table:table-cell table:style-name="ce2"/>
          <table:table-cell table:style-name="ce14" table:number-columns-repeated="2"/>
          <table:table-cell table:style-name="ce5" table:number-columns-repeated="2"/>
          <table:table-cell table:style-name="ce14" table:number-columns-repeated="2"/>
          <table:table-cell table:style-name="ce6" table:formula="of:=IF([.C9]&lt;[.B9];[.C9]+24/24-[.B9];[.C9]-[.B9])-([.I9]+[.J9])-(IF([.E9]&gt;=8/24;IF([.E9]&lt;=17/24;[.E9];0))-IF([.D9]&gt;8/24;IF([.D9]&lt;17/24;[.D9];0)))-(IF([.G9]&gt;=8/24;IF([.G9]&lt;=17/24;[.G9];0))-IF([.F9]&gt;8/24;IF([.F9]&lt;17/24;[.F9];0)))-(IF([.E9]&gt;=17/24;IF([.E9]&lt;=24/24;[.E9];0))-IF([.D9]&gt;=17/24;IF([.D9]&lt;=24/24;[.D9];0)))-(IF([.G9]&gt;=17/24;IF([.G9]&lt;=24/24;[.G9];0))-IF([.F9]&gt;=17/24;IF([.F9]&lt;=24/24;[.F9];0)))-(IF([.E9]&lt;=8/24;IF([.E9]&lt;=24/24;[.E9];0))-IF([.D9]&lt;=8/24;IF([.D9]&lt;=24/24;[.D9];0)))-(IF([.G9]&lt;=8/24;IF([.G9]&lt;=24/24;[.G9];0))-IF([.F9]&lt;=8/24;IF([.F9]&lt;=24/24;[.F9];0)))" office:value-type="time" office:time-value="-PT15H00M00S" calcext:value-type="time">
            <text:p>09:00</text:p>
          </table:table-cell>
          <table:table-cell table:style-name="ce5" table:formula="of:=IF([.B9]&gt;17/24;24/24-[.B9];IF([.C9]&gt;17/24;[.C9]-17/24;IF([.C9]&lt;8/24;IF([.B9]&lt;[.C9];0;24/24-17/24))))-(IF([.E9]&gt;=17/24;IF([.E9]&lt;=24/24;[.E9];0))-IF([.D9]&gt;=17/24;IF([.D9]&lt;=24/24;[.D9];0)))-(IF([.G9]&gt;=17/24;IF([.G9]&lt;=24/24;[.G9];0))-IF([.F9]&gt;=17/24;IF([.F9]&lt;=24/24;[.F9];0)))" office:value-type="time" office:time-value="PT07H00M00S" calcext:value-type="time">
            <text:p>07:00</text:p>
          </table:table-cell>
          <table:table-cell table:style-name="ce6" table:formula="of:=IF([.B9]&lt;8/24;8/24-[.B9])+IF([.C9]&lt;8/24;[.C9];0)+IF([.B9]&gt;[.C9];IF([.C9]&gt;8/24;8/24))-(IF([.E9]&lt;=8/24;IF([.E9]&lt;=24/24;[.E9];0))-IF([.D9]&lt;=8/24;IF([.D9]&lt;=24/24;[.D9];0)))-(IF([.G9]&lt;=8/24;IF([.G9]&lt;=24/24;[.G9];0))-IF([.F9]&lt;=8/24;IF([.F9]&lt;=24/24;[.F9];0)))" office:value-type="time" office:time-value="PT08H00M00S" calcext:value-type="time">
            <text:p>08:00</text:p>
          </table:table-cell>
          <table:table-cell table:style-name="ce14" table:formula="of:=IF([.C9]&lt;[.B9];[.C9]+24/24-[.B9];[.C9]-[.B9])-([.E9]-[.D9])-([.G9]-[.F9])" office:value-type="time" office:time-value="PT00H00M00S" calcext:value-type="time">
            <text:p>00:00</text:p>
          </table:table-cell>
          <table:table-cell table:style-name="ce17" table:formula="of:=([.H9]*24)*32" office:value-type="currency" office:currency="MYR" office:value="-480" calcext:value-type="currency">
            <text:p>-RM480.00</text:p>
          </table:table-cell>
          <table:table-cell table:style-name="ce18" table:formula="of:=([.I9]*24)*(32*1.5)" office:value-type="currency" office:currency="MYR" office:value="336" calcext:value-type="currency">
            <text:p>RM336.00</text:p>
          </table:table-cell>
          <table:table-cell table:style-name="ce18" table:formula="of:=([.J9]*24)*(32*2)" office:value-type="currency" office:currency="MYR" office:value="512" calcext:value-type="currency">
            <text:p>RM512.00</text:p>
          </table:table-cell>
          <table:table-cell table:style-name="ce19" table:formula="of:=SUM([.L9:.N9])" office:value-type="currency" office:currency="MYR" office:value="368" calcext:value-type="currency">
            <text:p>RM368.00</text:p>
          </table:table-cell>
        </table:table-row>
        <table:table-row table:style-name="ro2">
          <table:table-cell table:style-name="ce2"/>
          <table:table-cell table:style-name="ce14" table:number-columns-repeated="2"/>
          <table:table-cell table:style-name="ce5" table:number-columns-repeated="2"/>
          <table:table-cell table:style-name="ce14" table:number-columns-repeated="2"/>
          <table:table-cell table:style-name="ce6" table:formula="of:=IF([.C10]&lt;[.B10];[.C10]+24/24-[.B10];[.C10]-[.B10])-([.I10]+[.J10])-(IF([.E10]&gt;=8/24;IF([.E10]&lt;=17/24;[.E10];0))-IF([.D10]&gt;8/24;IF([.D10]&lt;17/24;[.D10];0)))-(IF([.G10]&gt;=8/24;IF([.G10]&lt;=17/24;[.G10];0))-IF([.F10]&gt;8/24;IF([.F10]&lt;17/24;[.F10];0)))-(IF([.E10]&gt;=17/24;IF([.E10]&lt;=24/24;[.E10];0))-IF([.D10]&gt;=17/24;IF([.D10]&lt;=24/24;[.D10];0)))-(IF([.G10]&gt;=17/24;IF([.G10]&lt;=24/24;[.G10];0))-IF([.F10]&gt;=17/24;IF([.F10]&lt;=24/24;[.F10];0)))-(IF([.E10]&lt;=8/24;IF([.E10]&lt;=24/24;[.E10];0))-IF([.D10]&lt;=8/24;IF([.D10]&lt;=24/24;[.D10];0)))-(IF([.G10]&lt;=8/24;IF([.G10]&lt;=24/24;[.G10];0))-IF([.F10]&lt;=8/24;IF([.F10]&lt;=24/24;[.F10];0)))" office:value-type="time" office:time-value="-PT15H00M00S" calcext:value-type="time">
            <text:p>09:00</text:p>
          </table:table-cell>
          <table:table-cell table:style-name="ce5" table:formula="of:=IF([.B10]&gt;17/24;24/24-[.B10];IF([.C10]&gt;17/24;[.C10]-17/24;IF([.C10]&lt;8/24;IF([.B10]&lt;[.C10];0;24/24-17/24))))-(IF([.E10]&gt;=17/24;IF([.E10]&lt;=24/24;[.E10];0))-IF([.D10]&gt;=17/24;IF([.D10]&lt;=24/24;[.D10];0)))-(IF([.G10]&gt;=17/24;IF([.G10]&lt;=24/24;[.G10];0))-IF([.F10]&gt;=17/24;IF([.F10]&lt;=24/24;[.F10];0)))" office:value-type="time" office:time-value="PT07H00M00S" calcext:value-type="time">
            <text:p>07:00</text:p>
          </table:table-cell>
          <table:table-cell table:style-name="ce6" table:formula="of:=IF([.B10]&lt;8/24;8/24-[.B10])+IF([.C10]&lt;8/24;[.C10];0)+IF([.B10]&gt;[.C10];IF([.C10]&gt;8/24;8/24))-(IF([.E10]&lt;=8/24;IF([.E10]&lt;=24/24;[.E10];0))-IF([.D10]&lt;=8/24;IF([.D10]&lt;=24/24;[.D10];0)))-(IF([.G10]&lt;=8/24;IF([.G10]&lt;=24/24;[.G10];0))-IF([.F10]&lt;=8/24;IF([.F10]&lt;=24/24;[.F10];0)))" office:value-type="time" office:time-value="PT08H00M00S" calcext:value-type="time">
            <text:p>08:00</text:p>
          </table:table-cell>
          <table:table-cell table:style-name="ce14" table:formula="of:=IF([.C10]&lt;[.B10];[.C10]+24/24-[.B10];[.C10]-[.B10])-([.E10]-[.D10])-([.G10]-[.F10])" office:value-type="time" office:time-value="PT00H00M00S" calcext:value-type="time">
            <text:p>00:00</text:p>
          </table:table-cell>
          <table:table-cell table:style-name="ce17" table:formula="of:=([.H10]*24)*32" office:value-type="currency" office:currency="MYR" office:value="-480" calcext:value-type="currency">
            <text:p>-RM480.00</text:p>
          </table:table-cell>
          <table:table-cell table:style-name="ce18" table:formula="of:=([.I10]*24)*(32*1.5)" office:value-type="currency" office:currency="MYR" office:value="336" calcext:value-type="currency">
            <text:p>RM336.00</text:p>
          </table:table-cell>
          <table:table-cell table:style-name="ce18" table:formula="of:=([.J10]*24)*(32*2)" office:value-type="currency" office:currency="MYR" office:value="512" calcext:value-type="currency">
            <text:p>RM512.00</text:p>
          </table:table-cell>
          <table:table-cell table:style-name="ce19" table:formula="of:=SUM([.L10:.N10])" office:value-type="currency" office:currency="MYR" office:value="368" calcext:value-type="currency">
            <text:p>RM368.00</text:p>
          </table:table-cell>
        </table:table-row>
        <table:table-row table:style-name="ro2">
          <table:table-cell table:style-name="ce2"/>
          <table:table-cell table:style-name="ce14" table:number-columns-repeated="2"/>
          <table:table-cell table:style-name="ce5" table:number-columns-repeated="2"/>
          <table:table-cell table:style-name="ce14" table:number-columns-repeated="2"/>
          <table:table-cell table:style-name="ce6" table:formula="of:=IF([.C11]&lt;[.B11];[.C11]+24/24-[.B11];[.C11]-[.B11])-([.I11]+[.J11])-(IF([.E11]&gt;=8/24;IF([.E11]&lt;=17/24;[.E11];0))-IF([.D11]&gt;8/24;IF([.D11]&lt;17/24;[.D11];0)))-(IF([.G11]&gt;=8/24;IF([.G11]&lt;=17/24;[.G11];0))-IF([.F11]&gt;8/24;IF([.F11]&lt;17/24;[.F11];0)))-(IF([.E11]&gt;=17/24;IF([.E11]&lt;=24/24;[.E11];0))-IF([.D11]&gt;=17/24;IF([.D11]&lt;=24/24;[.D11];0)))-(IF([.G11]&gt;=17/24;IF([.G11]&lt;=24/24;[.G11];0))-IF([.F11]&gt;=17/24;IF([.F11]&lt;=24/24;[.F11];0)))-(IF([.E11]&lt;=8/24;IF([.E11]&lt;=24/24;[.E11];0))-IF([.D11]&lt;=8/24;IF([.D11]&lt;=24/24;[.D11];0)))-(IF([.G11]&lt;=8/24;IF([.G11]&lt;=24/24;[.G11];0))-IF([.F11]&lt;=8/24;IF([.F11]&lt;=24/24;[.F11];0)))" office:value-type="time" office:time-value="-PT15H00M00S" calcext:value-type="time">
            <text:p>09:00</text:p>
          </table:table-cell>
          <table:table-cell table:style-name="ce5" table:formula="of:=IF([.B11]&gt;17/24;24/24-[.B11];IF([.C11]&gt;17/24;[.C11]-17/24;IF([.C11]&lt;8/24;IF([.B11]&lt;[.C11];0;24/24-17/24))))-(IF([.E11]&gt;=17/24;IF([.E11]&lt;=24/24;[.E11];0))-IF([.D11]&gt;=17/24;IF([.D11]&lt;=24/24;[.D11];0)))-(IF([.G11]&gt;=17/24;IF([.G11]&lt;=24/24;[.G11];0))-IF([.F11]&gt;=17/24;IF([.F11]&lt;=24/24;[.F11];0)))" office:value-type="time" office:time-value="PT07H00M00S" calcext:value-type="time">
            <text:p>07:00</text:p>
          </table:table-cell>
          <table:table-cell table:style-name="ce6" table:formula="of:=IF([.B11]&lt;8/24;8/24-[.B11])+IF([.C11]&lt;8/24;[.C11];0)+IF([.B11]&gt;[.C11];IF([.C11]&gt;8/24;8/24))-(IF([.E11]&lt;=8/24;IF([.E11]&lt;=24/24;[.E11];0))-IF([.D11]&lt;=8/24;IF([.D11]&lt;=24/24;[.D11];0)))-(IF([.G11]&lt;=8/24;IF([.G11]&lt;=24/24;[.G11];0))-IF([.F11]&lt;=8/24;IF([.F11]&lt;=24/24;[.F11];0)))" office:value-type="time" office:time-value="PT08H00M00S" calcext:value-type="time">
            <text:p>08:00</text:p>
          </table:table-cell>
          <table:table-cell table:style-name="ce14" table:formula="of:=IF([.C11]&lt;[.B11];[.C11]+24/24-[.B11];[.C11]-[.B11])-([.E11]-[.D11])-([.G11]-[.F11])" office:value-type="time" office:time-value="PT00H00M00S" calcext:value-type="time">
            <text:p>00:00</text:p>
          </table:table-cell>
          <table:table-cell table:style-name="ce17" table:formula="of:=([.H11]*24)*32" office:value-type="currency" office:currency="MYR" office:value="-480" calcext:value-type="currency">
            <text:p>-RM480.00</text:p>
          </table:table-cell>
          <table:table-cell table:style-name="ce18" table:formula="of:=([.I11]*24)*(32*1.5)" office:value-type="currency" office:currency="MYR" office:value="336" calcext:value-type="currency">
            <text:p>RM336.00</text:p>
          </table:table-cell>
          <table:table-cell table:style-name="ce18" table:formula="of:=([.J11]*24)*(32*2)" office:value-type="currency" office:currency="MYR" office:value="512" calcext:value-type="currency">
            <text:p>RM512.00</text:p>
          </table:table-cell>
          <table:table-cell table:style-name="ce19" table:formula="of:=SUM([.L11:.N11])" office:value-type="currency" office:currency="MYR" office:value="368" calcext:value-type="currency">
            <text:p>RM368.00</text:p>
          </table:table-cell>
        </table:table-row>
        <table:table-row table:style-name="ro2">
          <table:table-cell table:style-name="ce2"/>
          <table:table-cell table:style-name="ce14" table:number-columns-repeated="2"/>
          <table:table-cell table:style-name="ce5" table:number-columns-repeated="2"/>
          <table:table-cell table:style-name="ce14" table:number-columns-repeated="2"/>
          <table:table-cell table:style-name="ce6" table:formula="of:=IF([.C12]&lt;[.B12];[.C12]+24/24-[.B12];[.C12]-[.B12])-([.I12]+[.J12])-(IF([.E12]&gt;=8/24;IF([.E12]&lt;=17/24;[.E12];0))-IF([.D12]&gt;8/24;IF([.D12]&lt;17/24;[.D12];0)))-(IF([.G12]&gt;=8/24;IF([.G12]&lt;=17/24;[.G12];0))-IF([.F12]&gt;8/24;IF([.F12]&lt;17/24;[.F12];0)))-(IF([.E12]&gt;=17/24;IF([.E12]&lt;=24/24;[.E12];0))-IF([.D12]&gt;=17/24;IF([.D12]&lt;=24/24;[.D12];0)))-(IF([.G12]&gt;=17/24;IF([.G12]&lt;=24/24;[.G12];0))-IF([.F12]&gt;=17/24;IF([.F12]&lt;=24/24;[.F12];0)))-(IF([.E12]&lt;=8/24;IF([.E12]&lt;=24/24;[.E12];0))-IF([.D12]&lt;=8/24;IF([.D12]&lt;=24/24;[.D12];0)))-(IF([.G12]&lt;=8/24;IF([.G12]&lt;=24/24;[.G12];0))-IF([.F12]&lt;=8/24;IF([.F12]&lt;=24/24;[.F12];0)))" office:value-type="time" office:time-value="-PT15H00M00S" calcext:value-type="time">
            <text:p>09:00</text:p>
          </table:table-cell>
          <table:table-cell table:style-name="ce5" table:formula="of:=IF([.B12]&gt;17/24;24/24-[.B12];IF([.C12]&gt;17/24;[.C12]-17/24;IF([.C12]&lt;8/24;IF([.B12]&lt;[.C12];0;24/24-17/24))))-(IF([.E12]&gt;=17/24;IF([.E12]&lt;=24/24;[.E12];0))-IF([.D12]&gt;=17/24;IF([.D12]&lt;=24/24;[.D12];0)))-(IF([.G12]&gt;=17/24;IF([.G12]&lt;=24/24;[.G12];0))-IF([.F12]&gt;=17/24;IF([.F12]&lt;=24/24;[.F12];0)))" office:value-type="time" office:time-value="PT07H00M00S" calcext:value-type="time">
            <text:p>07:00</text:p>
          </table:table-cell>
          <table:table-cell table:style-name="ce6" table:formula="of:=IF([.B12]&lt;8/24;8/24-[.B12])+IF([.C12]&lt;8/24;[.C12];0)+IF([.B12]&gt;[.C12];IF([.C12]&gt;8/24;8/24))-(IF([.E12]&lt;=8/24;IF([.E12]&lt;=24/24;[.E12];0))-IF([.D12]&lt;=8/24;IF([.D12]&lt;=24/24;[.D12];0)))-(IF([.G12]&lt;=8/24;IF([.G12]&lt;=24/24;[.G12];0))-IF([.F12]&lt;=8/24;IF([.F12]&lt;=24/24;[.F12];0)))" office:value-type="time" office:time-value="PT08H00M00S" calcext:value-type="time">
            <text:p>08:00</text:p>
          </table:table-cell>
          <table:table-cell table:style-name="ce14" table:formula="of:=IF([.C12]&lt;[.B12];[.C12]+24/24-[.B12];[.C12]-[.B12])-([.E12]-[.D12])-([.G12]-[.F12])" office:value-type="time" office:time-value="PT00H00M00S" calcext:value-type="time">
            <text:p>00:00</text:p>
          </table:table-cell>
          <table:table-cell table:style-name="ce17" table:formula="of:=([.H12]*24)*32" office:value-type="currency" office:currency="MYR" office:value="-480" calcext:value-type="currency">
            <text:p>-RM480.00</text:p>
          </table:table-cell>
          <table:table-cell table:style-name="ce18" table:formula="of:=([.I12]*24)*(32*1.5)" office:value-type="currency" office:currency="MYR" office:value="336" calcext:value-type="currency">
            <text:p>RM336.00</text:p>
          </table:table-cell>
          <table:table-cell table:style-name="ce18" table:formula="of:=([.J12]*24)*(32*2)" office:value-type="currency" office:currency="MYR" office:value="512" calcext:value-type="currency">
            <text:p>RM512.00</text:p>
          </table:table-cell>
          <table:table-cell table:style-name="ce19" table:formula="of:=SUM([.L12:.N12])" office:value-type="currency" office:currency="MYR" office:value="368" calcext:value-type="currency">
            <text:p>RM368.00</text:p>
          </table:table-cell>
        </table:table-row>
        <table:table-row table:style-name="ro2">
          <table:table-cell table:style-name="ce2"/>
          <table:table-cell table:style-name="ce14" table:number-columns-repeated="2"/>
          <table:table-cell table:style-name="ce5" table:number-columns-repeated="2"/>
          <table:table-cell table:style-name="ce14" table:number-columns-repeated="2"/>
          <table:table-cell table:style-name="ce6" table:formula="of:=IF([.C13]&lt;[.B13];[.C13]+24/24-[.B13];[.C13]-[.B13])-([.I13]+[.J13])-(IF([.E13]&gt;=8/24;IF([.E13]&lt;=17/24;[.E13];0))-IF([.D13]&gt;8/24;IF([.D13]&lt;17/24;[.D13];0)))-(IF([.G13]&gt;=8/24;IF([.G13]&lt;=17/24;[.G13];0))-IF([.F13]&gt;8/24;IF([.F13]&lt;17/24;[.F13];0)))-(IF([.E13]&gt;=17/24;IF([.E13]&lt;=24/24;[.E13];0))-IF([.D13]&gt;=17/24;IF([.D13]&lt;=24/24;[.D13];0)))-(IF([.G13]&gt;=17/24;IF([.G13]&lt;=24/24;[.G13];0))-IF([.F13]&gt;=17/24;IF([.F13]&lt;=24/24;[.F13];0)))-(IF([.E13]&lt;=8/24;IF([.E13]&lt;=24/24;[.E13];0))-IF([.D13]&lt;=8/24;IF([.D13]&lt;=24/24;[.D13];0)))-(IF([.G13]&lt;=8/24;IF([.G13]&lt;=24/24;[.G13];0))-IF([.F13]&lt;=8/24;IF([.F13]&lt;=24/24;[.F13];0)))" office:value-type="time" office:time-value="-PT15H00M00S" calcext:value-type="time">
            <text:p>09:00</text:p>
          </table:table-cell>
          <table:table-cell table:style-name="ce5" table:formula="of:=IF([.B13]&gt;17/24;24/24-[.B13];IF([.C13]&gt;17/24;[.C13]-17/24;IF([.C13]&lt;8/24;IF([.B13]&lt;[.C13];0;24/24-17/24))))-(IF([.E13]&gt;=17/24;IF([.E13]&lt;=24/24;[.E13];0))-IF([.D13]&gt;=17/24;IF([.D13]&lt;=24/24;[.D13];0)))-(IF([.G13]&gt;=17/24;IF([.G13]&lt;=24/24;[.G13];0))-IF([.F13]&gt;=17/24;IF([.F13]&lt;=24/24;[.F13];0)))" office:value-type="time" office:time-value="PT07H00M00S" calcext:value-type="time">
            <text:p>07:00</text:p>
          </table:table-cell>
          <table:table-cell table:style-name="ce6" table:formula="of:=IF([.B13]&lt;8/24;8/24-[.B13])+IF([.C13]&lt;8/24;[.C13];0)+IF([.B13]&gt;[.C13];IF([.C13]&gt;8/24;8/24))-(IF([.E13]&lt;=8/24;IF([.E13]&lt;=24/24;[.E13];0))-IF([.D13]&lt;=8/24;IF([.D13]&lt;=24/24;[.D13];0)))-(IF([.G13]&lt;=8/24;IF([.G13]&lt;=24/24;[.G13];0))-IF([.F13]&lt;=8/24;IF([.F13]&lt;=24/24;[.F13];0)))" office:value-type="time" office:time-value="PT08H00M00S" calcext:value-type="time">
            <text:p>08:00</text:p>
          </table:table-cell>
          <table:table-cell table:style-name="ce14" table:formula="of:=IF([.C13]&lt;[.B13];[.C13]+24/24-[.B13];[.C13]-[.B13])-([.E13]-[.D13])-([.G13]-[.F13])" office:value-type="time" office:time-value="PT00H00M00S" calcext:value-type="time">
            <text:p>00:00</text:p>
          </table:table-cell>
          <table:table-cell table:style-name="ce17" table:formula="of:=([.H13]*24)*32" office:value-type="currency" office:currency="MYR" office:value="-480" calcext:value-type="currency">
            <text:p>-RM480.00</text:p>
          </table:table-cell>
          <table:table-cell table:style-name="ce18" table:formula="of:=([.I13]*24)*(32*1.5)" office:value-type="currency" office:currency="MYR" office:value="336" calcext:value-type="currency">
            <text:p>RM336.00</text:p>
          </table:table-cell>
          <table:table-cell table:style-name="ce18" table:formula="of:=([.J13]*24)*(32*2)" office:value-type="currency" office:currency="MYR" office:value="512" calcext:value-type="currency">
            <text:p>RM512.00</text:p>
          </table:table-cell>
          <table:table-cell table:style-name="ce19" table:formula="of:=SUM([.L13:.N13])" office:value-type="currency" office:currency="MYR" office:value="368" calcext:value-type="currency">
            <text:p>RM368.00</text:p>
          </table:table-cell>
        </table:table-row>
        <table:table-row table:style-name="ro2">
          <table:table-cell table:style-name="ce2"/>
          <table:table-cell table:style-name="ce14" table:number-columns-repeated="2"/>
          <table:table-cell table:style-name="ce5" table:number-columns-repeated="2"/>
          <table:table-cell table:style-name="ce14" table:number-columns-repeated="2"/>
          <table:table-cell table:style-name="ce6" table:formula="of:=IF([.C14]&lt;[.B14];[.C14]+24/24-[.B14];[.C14]-[.B14])-([.I14]+[.J14])-(IF([.E14]&gt;=8/24;IF([.E14]&lt;=17/24;[.E14];0))-IF([.D14]&gt;8/24;IF([.D14]&lt;17/24;[.D14];0)))-(IF([.G14]&gt;=8/24;IF([.G14]&lt;=17/24;[.G14];0))-IF([.F14]&gt;8/24;IF([.F14]&lt;17/24;[.F14];0)))-(IF([.E14]&gt;=17/24;IF([.E14]&lt;=24/24;[.E14];0))-IF([.D14]&gt;=17/24;IF([.D14]&lt;=24/24;[.D14];0)))-(IF([.G14]&gt;=17/24;IF([.G14]&lt;=24/24;[.G14];0))-IF([.F14]&gt;=17/24;IF([.F14]&lt;=24/24;[.F14];0)))-(IF([.E14]&lt;=8/24;IF([.E14]&lt;=24/24;[.E14];0))-IF([.D14]&lt;=8/24;IF([.D14]&lt;=24/24;[.D14];0)))-(IF([.G14]&lt;=8/24;IF([.G14]&lt;=24/24;[.G14];0))-IF([.F14]&lt;=8/24;IF([.F14]&lt;=24/24;[.F14];0)))" office:value-type="time" office:time-value="-PT15H00M00S" calcext:value-type="time">
            <text:p>09:00</text:p>
          </table:table-cell>
          <table:table-cell table:style-name="ce5" table:formula="of:=IF([.B14]&gt;17/24;24/24-[.B14];IF([.C14]&gt;17/24;[.C14]-17/24;IF([.C14]&lt;8/24;IF([.B14]&lt;[.C14];0;24/24-17/24))))-(IF([.E14]&gt;=17/24;IF([.E14]&lt;=24/24;[.E14];0))-IF([.D14]&gt;=17/24;IF([.D14]&lt;=24/24;[.D14];0)))-(IF([.G14]&gt;=17/24;IF([.G14]&lt;=24/24;[.G14];0))-IF([.F14]&gt;=17/24;IF([.F14]&lt;=24/24;[.F14];0)))" office:value-type="time" office:time-value="PT07H00M00S" calcext:value-type="time">
            <text:p>07:00</text:p>
          </table:table-cell>
          <table:table-cell table:style-name="ce6" table:formula="of:=IF([.B14]&lt;8/24;8/24-[.B14])+IF([.C14]&lt;8/24;[.C14];0)+IF([.B14]&gt;[.C14];IF([.C14]&gt;8/24;8/24))-(IF([.E14]&lt;=8/24;IF([.E14]&lt;=24/24;[.E14];0))-IF([.D14]&lt;=8/24;IF([.D14]&lt;=24/24;[.D14];0)))-(IF([.G14]&lt;=8/24;IF([.G14]&lt;=24/24;[.G14];0))-IF([.F14]&lt;=8/24;IF([.F14]&lt;=24/24;[.F14];0)))" office:value-type="time" office:time-value="PT08H00M00S" calcext:value-type="time">
            <text:p>08:00</text:p>
          </table:table-cell>
          <table:table-cell table:style-name="ce14" table:formula="of:=IF([.C14]&lt;[.B14];[.C14]+24/24-[.B14];[.C14]-[.B14])-([.E14]-[.D14])-([.G14]-[.F14])" office:value-type="time" office:time-value="PT00H00M00S" calcext:value-type="time">
            <text:p>00:00</text:p>
          </table:table-cell>
          <table:table-cell table:style-name="ce17" table:formula="of:=([.H14]*24)*32" office:value-type="currency" office:currency="MYR" office:value="-480" calcext:value-type="currency">
            <text:p>-RM480.00</text:p>
          </table:table-cell>
          <table:table-cell table:style-name="ce18" table:formula="of:=([.I14]*24)*(32*1.5)" office:value-type="currency" office:currency="MYR" office:value="336" calcext:value-type="currency">
            <text:p>RM336.00</text:p>
          </table:table-cell>
          <table:table-cell table:style-name="ce18" table:formula="of:=([.J14]*24)*(32*2)" office:value-type="currency" office:currency="MYR" office:value="512" calcext:value-type="currency">
            <text:p>RM512.00</text:p>
          </table:table-cell>
          <table:table-cell table:style-name="ce19" table:formula="of:=SUM([.L14:.N14])" office:value-type="currency" office:currency="MYR" office:value="368" calcext:value-type="currency">
            <text:p>RM368.00</text:p>
          </table:table-cell>
        </table:table-row>
        <table:table-row table:style-name="ro2">
          <table:table-cell table:style-name="ce2"/>
          <table:table-cell table:style-name="ce14" table:number-columns-repeated="2"/>
          <table:table-cell table:style-name="ce5" table:number-columns-repeated="2"/>
          <table:table-cell table:style-name="ce14" table:number-columns-repeated="2"/>
          <table:table-cell table:style-name="ce6" table:formula="of:=IF([.C15]&lt;[.B15];[.C15]+24/24-[.B15];[.C15]-[.B15])-([.I15]+[.J15])-(IF([.E15]&gt;=8/24;IF([.E15]&lt;=17/24;[.E15];0))-IF([.D15]&gt;8/24;IF([.D15]&lt;17/24;[.D15];0)))-(IF([.G15]&gt;=8/24;IF([.G15]&lt;=17/24;[.G15];0))-IF([.F15]&gt;8/24;IF([.F15]&lt;17/24;[.F15];0)))-(IF([.E15]&gt;=17/24;IF([.E15]&lt;=24/24;[.E15];0))-IF([.D15]&gt;=17/24;IF([.D15]&lt;=24/24;[.D15];0)))-(IF([.G15]&gt;=17/24;IF([.G15]&lt;=24/24;[.G15];0))-IF([.F15]&gt;=17/24;IF([.F15]&lt;=24/24;[.F15];0)))-(IF([.E15]&lt;=8/24;IF([.E15]&lt;=24/24;[.E15];0))-IF([.D15]&lt;=8/24;IF([.D15]&lt;=24/24;[.D15];0)))-(IF([.G15]&lt;=8/24;IF([.G15]&lt;=24/24;[.G15];0))-IF([.F15]&lt;=8/24;IF([.F15]&lt;=24/24;[.F15];0)))" office:value-type="time" office:time-value="-PT15H00M00S" calcext:value-type="time">
            <text:p>09:00</text:p>
          </table:table-cell>
          <table:table-cell table:style-name="ce5" table:formula="of:=IF([.B15]&gt;17/24;24/24-[.B15];IF([.C15]&gt;17/24;[.C15]-17/24;IF([.C15]&lt;8/24;IF([.B15]&lt;[.C15];0;24/24-17/24))))-(IF([.E15]&gt;=17/24;IF([.E15]&lt;=24/24;[.E15];0))-IF([.D15]&gt;=17/24;IF([.D15]&lt;=24/24;[.D15];0)))-(IF([.G15]&gt;=17/24;IF([.G15]&lt;=24/24;[.G15];0))-IF([.F15]&gt;=17/24;IF([.F15]&lt;=24/24;[.F15];0)))" office:value-type="time" office:time-value="PT07H00M00S" calcext:value-type="time">
            <text:p>07:00</text:p>
          </table:table-cell>
          <table:table-cell table:style-name="ce6" table:formula="of:=IF([.B15]&lt;8/24;8/24-[.B15])+IF([.C15]&lt;8/24;[.C15];0)+IF([.B15]&gt;[.C15];IF([.C15]&gt;8/24;8/24))-(IF([.E15]&lt;=8/24;IF([.E15]&lt;=24/24;[.E15];0))-IF([.D15]&lt;=8/24;IF([.D15]&lt;=24/24;[.D15];0)))-(IF([.G15]&lt;=8/24;IF([.G15]&lt;=24/24;[.G15];0))-IF([.F15]&lt;=8/24;IF([.F15]&lt;=24/24;[.F15];0)))" office:value-type="time" office:time-value="PT08H00M00S" calcext:value-type="time">
            <text:p>08:00</text:p>
          </table:table-cell>
          <table:table-cell table:style-name="ce14" table:formula="of:=IF([.C15]&lt;[.B15];[.C15]+24/24-[.B15];[.C15]-[.B15])-([.E15]-[.D15])-([.G15]-[.F15])" office:value-type="time" office:time-value="PT00H00M00S" calcext:value-type="time">
            <text:p>00:00</text:p>
          </table:table-cell>
          <table:table-cell table:style-name="ce17" table:formula="of:=([.H15]*24)*32" office:value-type="currency" office:currency="MYR" office:value="-480" calcext:value-type="currency">
            <text:p>-RM480.00</text:p>
          </table:table-cell>
          <table:table-cell table:style-name="ce18" table:formula="of:=([.I15]*24)*(32*1.5)" office:value-type="currency" office:currency="MYR" office:value="336" calcext:value-type="currency">
            <text:p>RM336.00</text:p>
          </table:table-cell>
          <table:table-cell table:style-name="ce18" table:formula="of:=([.J15]*24)*(32*2)" office:value-type="currency" office:currency="MYR" office:value="512" calcext:value-type="currency">
            <text:p>RM512.00</text:p>
          </table:table-cell>
          <table:table-cell table:style-name="ce19" table:formula="of:=SUM([.L15:.N15])" office:value-type="currency" office:currency="MYR" office:value="368" calcext:value-type="currency">
            <text:p>RM368.00</text:p>
          </table:table-cell>
        </table:table-row>
        <table:table-row table:style-name="ro2">
          <table:table-cell table:style-name="ce2"/>
          <table:table-cell table:style-name="ce14" table:number-columns-repeated="2"/>
          <table:table-cell table:style-name="ce5" table:number-columns-repeated="2"/>
          <table:table-cell table:style-name="ce14" table:number-columns-repeated="2"/>
          <table:table-cell table:style-name="ce6" table:formula="of:=IF([.C16]&lt;[.B16];[.C16]+24/24-[.B16];[.C16]-[.B16])-([.I16]+[.J16])-(IF([.E16]&gt;=8/24;IF([.E16]&lt;=17/24;[.E16];0))-IF([.D16]&gt;8/24;IF([.D16]&lt;17/24;[.D16];0)))-(IF([.G16]&gt;=8/24;IF([.G16]&lt;=17/24;[.G16];0))-IF([.F16]&gt;8/24;IF([.F16]&lt;17/24;[.F16];0)))-(IF([.E16]&gt;=17/24;IF([.E16]&lt;=24/24;[.E16];0))-IF([.D16]&gt;=17/24;IF([.D16]&lt;=24/24;[.D16];0)))-(IF([.G16]&gt;=17/24;IF([.G16]&lt;=24/24;[.G16];0))-IF([.F16]&gt;=17/24;IF([.F16]&lt;=24/24;[.F16];0)))-(IF([.E16]&lt;=8/24;IF([.E16]&lt;=24/24;[.E16];0))-IF([.D16]&lt;=8/24;IF([.D16]&lt;=24/24;[.D16];0)))-(IF([.G16]&lt;=8/24;IF([.G16]&lt;=24/24;[.G16];0))-IF([.F16]&lt;=8/24;IF([.F16]&lt;=24/24;[.F16];0)))" office:value-type="time" office:time-value="-PT15H00M00S" calcext:value-type="time">
            <text:p>09:00</text:p>
          </table:table-cell>
          <table:table-cell table:style-name="ce5" table:formula="of:=IF([.B16]&gt;17/24;24/24-[.B16];IF([.C16]&gt;17/24;[.C16]-17/24;IF([.C16]&lt;8/24;IF([.B16]&lt;[.C16];0;24/24-17/24))))-(IF([.E16]&gt;=17/24;IF([.E16]&lt;=24/24;[.E16];0))-IF([.D16]&gt;=17/24;IF([.D16]&lt;=24/24;[.D16];0)))-(IF([.G16]&gt;=17/24;IF([.G16]&lt;=24/24;[.G16];0))-IF([.F16]&gt;=17/24;IF([.F16]&lt;=24/24;[.F16];0)))" office:value-type="time" office:time-value="PT07H00M00S" calcext:value-type="time">
            <text:p>07:00</text:p>
          </table:table-cell>
          <table:table-cell table:style-name="ce6" table:formula="of:=IF([.B16]&lt;8/24;8/24-[.B16])+IF([.C16]&lt;8/24;[.C16];0)+IF([.B16]&gt;[.C16];IF([.C16]&gt;8/24;8/24))-(IF([.E16]&lt;=8/24;IF([.E16]&lt;=24/24;[.E16];0))-IF([.D16]&lt;=8/24;IF([.D16]&lt;=24/24;[.D16];0)))-(IF([.G16]&lt;=8/24;IF([.G16]&lt;=24/24;[.G16];0))-IF([.F16]&lt;=8/24;IF([.F16]&lt;=24/24;[.F16];0)))" office:value-type="time" office:time-value="PT08H00M00S" calcext:value-type="time">
            <text:p>08:00</text:p>
          </table:table-cell>
          <table:table-cell table:style-name="ce14" table:formula="of:=IF([.C16]&lt;[.B16];[.C16]+24/24-[.B16];[.C16]-[.B16])-([.E16]-[.D16])-([.G16]-[.F16])" office:value-type="time" office:time-value="PT00H00M00S" calcext:value-type="time">
            <text:p>00:00</text:p>
          </table:table-cell>
          <table:table-cell table:style-name="ce17" table:formula="of:=([.H16]*24)*32" office:value-type="currency" office:currency="MYR" office:value="-480" calcext:value-type="currency">
            <text:p>-RM480.00</text:p>
          </table:table-cell>
          <table:table-cell table:style-name="ce18" table:formula="of:=([.I16]*24)*(32*1.5)" office:value-type="currency" office:currency="MYR" office:value="336" calcext:value-type="currency">
            <text:p>RM336.00</text:p>
          </table:table-cell>
          <table:table-cell table:style-name="ce18" table:formula="of:=([.J16]*24)*(32*2)" office:value-type="currency" office:currency="MYR" office:value="512" calcext:value-type="currency">
            <text:p>RM512.00</text:p>
          </table:table-cell>
          <table:table-cell table:style-name="ce19" table:formula="of:=SUM([.L16:.N16])" office:value-type="currency" office:currency="MYR" office:value="368" calcext:value-type="currency">
            <text:p>RM368.00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MY">RM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MY">RM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23:22:27.655507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1T22:21:03.069092248</meta:creation-date>
    <dc:date>2021-01-01T02:27:51.925036110</dc:date>
    <meta:editing-duration>PT3H49M20S</meta:editing-duration>
    <meta:editing-cycles>16</meta:editing-cycles>
    <meta:generator>LibreOffice/7.0.4.2$Linux_X86_64 LibreOffice_project/00$Build-2</meta:generator>
    <meta:document-statistic meta:table-count="1" meta:cell-count="174" meta:object-count="0"/>
  </office:meta>
</office:document-meta>
</file>